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Liberation Serif_EmbeddedFont', 'Liberation Serif_MSFontService', sans-serif"/>
    <style:font-face style:name="Liberation Serif2" svg:font-family="'Liberation Serif', 'Liberation Serif_MSFontService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d137e" officeooo:paragraph-rsid="000d137e"/>
    </style:style>
    <style:style style:name="P2" style:family="paragraph" style:parent-style-name="Standard">
      <style:text-properties style:text-underline-style="solid" style:text-underline-width="auto" style:text-underline-color="font-color" officeooo:rsid="001124da" officeooo:paragraph-rsid="001124da"/>
    </style:style>
    <style:style style:name="P3" style:family="paragraph" style:parent-style-name="Standard">
      <style:text-properties style:text-underline-style="solid" style:text-underline-width="auto" style:text-underline-color="font-color" officeooo:rsid="001dc672" officeooo:paragraph-rsid="001dc672"/>
    </style:style>
    <style:style style:name="P4" style:family="paragraph" style:parent-style-name="Standard">
      <style:text-properties style:text-underline-style="none" officeooo:rsid="000d137e" officeooo:paragraph-rsid="000d137e"/>
    </style:style>
    <style:style style:name="P5" style:family="paragraph" style:parent-style-name="Standard">
      <style:text-properties style:text-underline-style="none" officeooo:rsid="000ff8ce" officeooo:paragraph-rsid="000ff8ce"/>
    </style:style>
    <style:style style:name="P6" style:family="paragraph" style:parent-style-name="Standard">
      <style:text-properties style:text-underline-style="none" officeooo:rsid="001124da" officeooo:paragraph-rsid="001124da"/>
    </style:style>
    <style:style style:name="P7" style:family="paragraph" style:parent-style-name="Standard">
      <style:text-properties style:text-underline-style="none" fo:font-weight="bold" officeooo:rsid="001311fa" officeooo:paragraph-rsid="001311fa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311fa" officeooo:paragraph-rsid="001311fa" style:font-weight-asian="normal" style:font-weight-complex="normal"/>
    </style:style>
    <style:style style:name="P9" style:family="paragraph" style:parent-style-name="Standard">
      <style:text-properties style:text-underline-style="none" officeooo:rsid="001311fa" officeooo:paragraph-rsid="001311fa"/>
    </style:style>
    <style:style style:name="P10" style:family="paragraph" style:parent-style-name="Standard">
      <style:text-properties style:text-underline-style="none" officeooo:rsid="001dc672" officeooo:paragraph-rsid="001dc672"/>
    </style:style>
    <style:style style:name="P11" style:family="paragraph" style:parent-style-name="Standard">
      <style:text-properties style:text-underline-style="none" officeooo:rsid="001dc672" officeooo:paragraph-rsid="001dc672"/>
    </style:style>
    <style:style style:name="P12" style:family="paragraph" style:parent-style-name="Standard">
      <style:text-properties style:text-underline-style="none" officeooo:rsid="001f1b10" officeooo:paragraph-rsid="001f1b10"/>
    </style:style>
    <style:style style:name="P13" style:family="paragraph" style:parent-style-name="Standard">
      <style:text-properties style:text-underline-style="solid" style:text-underline-width="auto" style:text-underline-color="font-color" officeooo:rsid="001f1b10" officeooo:paragraph-rsid="001f1b10"/>
    </style:style>
    <style:style style:name="P14" style:family="paragraph" style:parent-style-name="Text_20_body">
      <style:paragraph-properties fo:margin-left="0cm" fo:margin-right="0cm" style:line-height-at-least="0.661cm" fo:text-align="start" style:justify-single-word="false" fo:text-indent="0cm" style:auto-text-indent="false" fo:padding="0cm" fo:border="none"/>
      <style:text-properties fo:font-variant="normal" fo:text-transform="none" style:font-name="Liberation Serif1" fo:font-size="16pt" fo:language="en" fo:country="GB" fo:font-style="normal" fo:font-weight="bold"/>
    </style:style>
    <style:style style:name="P15" style:family="paragraph" style:parent-style-name="Text_20_body">
      <loext:graphic-properties draw:fill="none" draw:fill-color="#ffffff"/>
      <style:paragraph-properties fo:margin-left="0.609cm" fo:margin-right="0cm" style:line-height-at-least="0.529cm" fo:text-align="start" style:justify-single-word="false" fo:text-indent="-0.609cm" style:auto-text-indent="false" fo:background-color="transparent" fo:padding="0cm" fo:border="none"/>
      <style:text-properties fo:font-variant="normal" fo:text-transform="none" fo:color="#000000" loext:opacity="100%" style:font-name="Liberation Serif1" fo:font-size="12pt" fo:language="en" fo:country="GB" fo:font-style="normal" fo:font-weight="normal"/>
    </style:style>
    <style:style style:name="P16" style:family="paragraph" style:parent-style-name="Text_20_body" style:list-style-name="L1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000000" loext:opacity="100%" style:font-name="Liberation Serif1" fo:font-size="12pt" fo:language="en" fo:country="GB" fo:font-style="normal" fo:font-weight="normal"/>
    </style:style>
    <style:style style:name="P17" style:family="paragraph" style:parent-style-name="Text_20_body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000000" loext:opacity="100%" style:font-name="Liberation Serif1" fo:font-size="12pt" fo:language="en" fo:country="GB" fo:font-style="normal" fo:font-weight="normal"/>
    </style:style>
    <style:style style:name="P18" style:family="paragraph" style:parent-style-name="Text_20_body" style:list-style-name="L2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000000" loext:opacity="100%" style:font-name="Liberation Serif1" fo:font-size="12pt" fo:language="en" fo:country="GB" fo:font-style="normal" fo:font-weight="normal"/>
    </style:style>
    <style:style style:name="P19" style:family="paragraph" style:parent-style-name="Text_20_body" style:list-style-name="L3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000000" loext:opacity="100%" style:font-name="Liberation Serif1" fo:font-size="12pt" fo:language="en" fo:country="GB" fo:font-style="normal" fo:font-weight="normal"/>
    </style:style>
    <style:style style:name="P20" style:family="paragraph" style:parent-style-name="Text_20_body" style:list-style-name="L1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2" fo:font-size="12pt" fo:font-style="normal" fo:font-weight="normal"/>
    </style:style>
    <style:style style:name="T1" style:family="text">
      <style:text-properties fo:color="#000000" loext:opacity="100%" style:font-name="Liberation Serif1" fo:language="en" fo:country="GB"/>
    </style:style>
    <style:style style:name="T2" style:family="text">
      <style:text-properties fo:color="#000000" loext:opacity="100%" style:font-name="Liberation Serif1" fo:language="en" fo:country="GB" officeooo:rsid="000d137e"/>
    </style:style>
    <style:style style:name="T3" style:family="text">
      <style:text-properties officeooo:rsid="000eded7"/>
    </style:style>
    <style:style style:name="T4" style:family="text">
      <style:text-properties officeooo:rsid="001dc67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. The importance of basal melt</text:p>
      <text:section text:style-name="Sect1" text:name="WACViewPanel_ClipboardElement">
        <text:p text:style-name="P15">How does the ocean drive basal melt and why do we care about basal melt?</text:p>
        <text:list xml:id="list730977734" text:style-name="L1">
          <text:list-item>
            <text:p text:style-name="P20"><text:span text:style-name="T1">The importance of basal melt (Kaitlin’s point on it only just being ad</text:span><text:span text:style-name="T2">d</text:span><text:span text:style-name="T1">ed to the IPCC)</text:span></text:p>
          </text:list-item>
          <text:list-item>
            <text:p text:style-name="P16">The CDW and how it impacts the ice shelf</text:p>
            <text:p text:style-name="P16"/>
          </text:list-item>
        </text:list>
        <text:p text:style-name="P17">What are the current limitations to our knowledge?</text:p>
        <text:list xml:id="list3114108012" text:style-name="L2">
          <text:list-item>
            <text:p text:style-name="P18">Poor observations</text:p>
          </text:list-item>
        </text:list>
        <text:list xml:id="list1410403578" text:style-name="L3">
          <text:list-item>
            <text:p text:style-name="P19">Current advances in modelling</text:p>
          </text:list-item>
        </text:list>
      </text:section>
      <text:p text:style-name="P1">Section a</text:p>
      <text:p text:style-name="P1">Caillet</text:p>
      <text:p text:style-name="P4">- basal melt results from flow of relatively warmer water onto the continental shelf</text:p>
      <text:p text:style-name="P4">- increased melting under ice shelves</text:p>
      <text:p text:style-name="P4">- <text:span text:style-name="T3">The Amundsen sea has warm cavities</text:span></text:p>
      <text:p text:style-name="P5">- intrusion of CDW plays a major role in variability of ice shelf basal melt – several processes identified to explain its transport</text:p>
      <text:p text:style-name="P5"/>
      <text:p text:style-name="P2">Jacobs 2012</text:p>
      <text:p text:style-name="P6">- AmundsenSea difficult ice conditions made observations hard to explore</text:p>
      <text:p text:style-name="P6">- Mapping of its structure only happened in 1994 revealing CDW access to the continental shelf</text:p>
      <text:p text:style-name="P6">- glacial scoured troughs in the sea floor provide access <text:s/>for the seawater to melt the regional ice shelves near the grounding line</text:p>
      <text:p text:style-name="P9">- spacial and temporal variations in the CDW become of importance to ice shelf thinning</text:p>
      <text:p text:style-name="P9">- CTD measurements revealed 50% higher melt rates in 2009 then 1994 (Jacobs et al 2011) thought to be a result from an increase in cavity circulation strength rather then a warming CDW as seawater temperature and velocity changed in relation to the ice shelf cavity and freshwater increase at the grounding line.</text:p>
      <text:p text:style-name="P9">- CDW becomes modified as we proceed westward <text:s/>as shown in the thermohaline depth</text:p>
      <text:p text:style-name="P9"/>
      <text:p text:style-name="P3">Jacobs 1996</text:p>
      <text:p text:style-name="P10">- Melting is fuelled by intrusions of circumpolar deep water that reach the floating glacier</text:p>
      <text:p text:style-name="P6">- <text:span text:style-name="T4">the steep basal slope allows for fast rising and warmer melt plume</text:span></text:p>
      <text:p text:style-name="P6"/>
      <text:p text:style-name="P3">Jenkins, 2016</text:p>
      <text:p text:style-name="P10">- Jacobs 1996 was the first to measure ubiquitous presence of CDW under a layer of Antarctic Surface Water.</text:p>
      <text:p text:style-name="P10">- Highest temperatures are located to the east at the thermocline reaching just above 1C and decline westward</text:p>
      <text:p text:style-name="P10">- combination of warm waters and the deep draft glaciers draining from the centre of West Antarctica leads to exceptionally high melt rates.</text:p>
      <text:p text:style-name="P10"/>
      <text:p text:style-name="P13">Rignot</text:p>
      <text:p text:style-name="P12">- Mass loss concentrated in the areas in close contact with the warm salty subsurface circumpolar deep water (CDW)</text:p>
      <text:p text:style-name="P12">- CDW is pushed onto the Antarctic continental shelf by the polar westerlies</text:p>
      <text:p text:style-name="P12">- evolution consistent with the polar contraction of the westerlies that force more CDW on the continental shelf through Ekman transport</text:p>
      <text:p text:style-name="P12">- CDW enters through the troughs carves in the sea floor by previous ice streams</text:p>
      <text:p text:style-name="P12"><text:soft-page-break/>- decadal variations seem to modulate the ocean heat transfer</text:p>
      <text:p text:style-name="P6"/>
      <text:p text:style-name="P7">To add</text:p>
      <text:p text:style-name="P8">Jacobs: thinning ice shelves reduce sidewall and seafloor friction which provide back stress on grounded inflowing glacier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Liberation Serif_EmbeddedFont', 'Liberation Serif_MSFontService', sans-serif"/>
    <style:font-face style:name="Liberation Serif2" svg:font-family="'Liberation Serif', 'Liberation Serif_MSFontService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0:31:43.002863834</meta:creation-date>
    <dc:date>2022-11-09T17:25:03.427605987</dc:date>
    <meta:editing-duration>PT1H9M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36" meta:word-count="440" meta:character-count="2568" meta:non-whitespace-character-count="2164"/>
  </office:meta>
</office:document-meta>
</file>